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a7c" officeooo:paragraph-rsid="00022a7c"/>
    </style:style>
    <style:style style:name="P2" style:family="paragraph" style:parent-style-name="Standard">
      <style:paragraph-properties fo:line-height="150%"/>
      <style:text-properties style:font-name="Lucida Console" officeooo:rsid="00022a7c" officeooo:paragraph-rsid="00022a7c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2a7c" officeooo:paragraph-rsid="00022a7c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AREE DI ATTESA</text:p>
      <text:p text:style-name="P3"/>
      <text:p text:style-name="P2">Si tratta di un’app di realtà aumentata. </text:p>
      <text:p text:style-name="P2">Scopo dell’applicazione è quello di indirizzare gli utenti (in questo caso si suppone siano bambini) verso AREE DI ATTESA (di soccorsi) in caso di “calamità”. </text:p>
      <text:p text:style-name="P2"/>
      <text:p text:style-name="P2">Si fa presente che si tratta di un prototipo che si può prestare a moltissime altre situazioni simili che comportino la ricerca e l’individuazione di un luogo particolare: bastano poche semplice modifiche al nostro codice per adattare il prototipo alle più diverse situazioni.</text:p>
      <text:p text:style-name="P2"/>
      <text:p text:style-name="P2">A questa app è allegato un video esplicativo ed ulteriori informazioni di trovano a questo link:</text:p>
      <text:p text:style-name="P2"/>
      <text:p text:style-name="P1"/>
      <text:p text:style-name="P1"><text:a xlink:type="simple" xlink:href="https://dddddavid02.github.io/ar-workshop/aree-attesa/" text:style-name="Internet_20_link" text:visited-style-name="Visited_20_Internet_20_Link">https://dddddavid02.github.io/ar-workshop/aree-attesa/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2:07:51.167000000</meta:creation-date>
    <dc:date>2022-04-21T12:12:33.179000000</dc:date>
    <meta:editing-duration>PT4M42S</meta:editing-duration>
    <meta:editing-cycles>1</meta:editing-cycles>
    <meta:document-statistic meta:table-count="0" meta:image-count="0" meta:object-count="0" meta:page-count="1" meta:paragraph-count="6" meta:word-count="96" meta:character-count="644" meta:non-whitespace-character-count="552"/>
    <meta:generator>LibreOffice/7.0.4.2$Windows_X86_64 LibreOffice_project/dcf040e67528d9187c66b2379df5ea4407429775</meta:generator>
  </office:meta>
</office:document-meta>
</file>